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eb5f" officeooo:paragraph-rsid="0001eb5f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1eb5f" officeooo:paragraph-rsid="0001eb5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245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ic Bronner &amp;&amp; Alison Wong</text:p>
      <text:p text:style-name="P1">Queries for The Magic Compass</text:p>
      <text:p text:style-name="P1"/>
      <text:p text:style-name="P1">X will be a movie rating threshold in which any rating greater than X will be 'good' and any rating less than X will be 'bad.'</text:p>
      <text:p text:style-name="P1"/>
      <text:p text:style-name="P1"/>
      <text:p text:style-name="P2">Queries</text:p>
      <text:p text:style-name="P1"/>
      <text:p text:style-name="P1">1. <text:tab/>Find all genres whose movie ratings average above X by users from a specified input country.</text:p>
      <text:p text:style-name="P1"/>
      <text:p text:style-name="P1">2. <text:tab/>Find all movies produced in a specified input country whose ratings average above X by <text:tab/>users from a <text:span text:style-name="T3">(different)</text:span> specified input country.</text:p>
      <text:p text:style-name="P1"/>
      <text:p text:style-name="P1">3. <text:tab/>Count the number of movies produced in a specified input country whose ratings average <text:tab/>above X. Count the number of movies produced in a specified input country whose ratings <text:tab/>average below X. These numbers can be used to produce a ratio, but should also be displayed to <text:tab/>the user on their own.</text:p>
      <text:p text:style-name="P1"/>
      <text:p text:style-name="P1">4. <text:tab/>Find all actors who have worked with the specified input director at least <text:span text:style-name="T2">twice</text:span><text:span text:style-name="T1">, and <text:tab/>determine whether their movies average above or below X, or if these pairings have gotten <text:tab/>better or worse with time.</text:span></text:p>
      <text:p text:style-name="P1"><text:span text:style-name="T1"/></text:p>
      <text:p text:style-name="P1"><text:span text:style-name="T1">5.<text:tab/>Find all movies for a specified input director and average their movies' ratings by genre.</text:span></text:p>
      <text:p text:style-name="P1"><text:span text:style-name="T1"/></text:p>
      <text:p text:style-name="P1"><text:span text:style-name="T1">6.<text:tab/>Find all movies for a specified input director and average their movies' ratings by country of <text:tab/>the movie raters.</text:span></text:p>
      <text:p text:style-name="P1"><text:span text:style-name="T1"/></text:p>
      <text:p text:style-name="P1"><text:span text:style-name="T1">7.<text:tab/>Find the average by movie for each movie by a specified input director and determine if <text:tab/>they are getting better or worse with time.</text:span></text:p>
      <text:p text:style-name="P1"><text:span text:style-name="T1"/></text:p>
      <text:p text:style-name="P1"><text:span text:style-name="T1">8.<text:tab/>Find the average movie for each movie featuring a specified input actor and determine if <text:tab/>they are getting better or worse with time.</text:span></text:p>
      <text:p text:style-name="P1"><text:span text:style-name="T1"/></text:p>
      <text:p text:style-name="P1"><text:span text:style-name="T1">9.<text:tab/>Find all movies for a specified input actor and average their movies' ratings by genre.</text:span></text:p>
      <text:p text:style-name="P1"><text:span text:style-name="T1"/></text:p>
      <text:p text:style-name="P1"><text:span text:style-name="T1">10.<text:tab/>Find all movies for a specified input actor and average their movies' ratings by country of the movie rate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9:28:30.163437080</meta:creation-date>
    <meta:generator>LibreOffice/4.3.6.2$Linux_X86_64 LibreOffice_project/430$Build-2</meta:generator>
    <dc:date>2015-10-21T19:47:54.644996401</dc:date>
    <meta:editing-duration>PT42S</meta:editing-duration>
    <meta:editing-cycles>1</meta:editing-cycles>
    <meta:document-statistic meta:table-count="0" meta:image-count="0" meta:object-count="0" meta:page-count="1" meta:paragraph-count="14" meta:word-count="287" meta:character-count="1616" meta:non-whitespace-character-count="1330"/>
  </office:meta>
</office:document-meta>
</file>